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1.052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paragraph-rsid="000ad682"/>
    </style:style>
    <style:style style:name="P5" style:family="paragraph" style:parent-style-name="Text_20_body">
      <style:text-properties officeooo:paragraph-rsid="001b4cf2"/>
    </style:style>
    <style:style style:name="P6" style:family="paragraph" style:parent-style-name="Standard">
      <style:text-properties officeooo:paragraph-rsid="001f31b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0e180" style:font-size-asian="12pt" style:font-size-complex="12pt"/>
    </style:style>
    <style:style style:name="T6" style:family="text">
      <style:text-properties fo:font-size="12pt" officeooo:rsid="0014e099" style:font-size-asian="12pt" style:font-size-complex="12pt"/>
    </style:style>
    <style:style style:name="T7" style:family="text">
      <style:text-properties fo:font-size="12pt" officeooo:rsid="001b4cf2" style:font-size-asian="12pt" style:font-size-complex="12pt"/>
    </style:style>
    <style:style style:name="T8" style:family="text">
      <style:text-properties fo:font-size="12pt" officeooo:rsid="002044d0" style:font-size-asian="12pt" style:font-size-complex="12pt"/>
    </style:style>
    <style:style style:name="T9" style:family="text">
      <style:text-properties fo:font-size="12pt" officeooo:rsid="0023ea3d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09095e"/>
    </style:style>
    <style:style style:name="T12" style:family="text">
      <style:text-properties officeooo:rsid="0021e00f"/>
    </style:style>
    <style:style style:name="T13" style:family="text">
      <style:text-properties officeooo:rsid="0022b552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6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6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1">7</text:span>:00 – 1<text:span text:style-name="T11">8</text:span>:00, Jueves 1<text:span text:style-name="T11">5</text:span>:00 – 1<text:span text:style-name="T11">6</text:span>:00</text:p>
      <text:p text:style-name="P3">Grupo:<text:tab/><text:tab/>7A</text:p>
      <text:p text:style-name="Standard"/>
      <text:p text:style-name="P4"><text:span text:style-name="Strong_20_Emphasis"><text:span text:style-name="T3">HW_0</text:span></text:span><text:span text:style-name="Strong_20_Emphasis"><text:span text:style-name="T8">6</text:span></text:span><text:span text:style-name="Strong_20_Emphasis"><text:span text:style-name="T5">.</text:span></text:span><text:span text:style-name="Strong_20_Emphasis"><text:span text:style-name="T6">1 </text:span></text:span><text:span text:style-name="Strong_20_Emphasis"><text:span text:style-name="T9">SCJN Info. Translation; Qs; and Terms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9075620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5 - Excellent</text:p>
                    </table:table-cell>
                    <table:table-cell table:style-name="Table1.A1" office:value-type="string">
                      <text:p text:style-name="Table_20_Heading">4 - Very Good</text:p>
                    </table:table-cell>
                    <table:table-cell table:style-name="Table1.A1" office:value-type="string">
                      <text:p text:style-name="Table_20_Heading">3 - Satisfactory</text:p>
                    </table:table-cell>
                    <table:table-cell table:style-name="Table1.A1" office:value-type="string">
                      <text:p text:style-name="Table_20_Heading">2 - Needs Improvement</text:p>
                    </table:table-cell>
                    <table:table-cell table:style-name="Table1.A1" office:value-type="string">
                      <text:p text:style-name="Table_20_Heading">1 - Unsatisfactory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ask 1: Translation Accuracy</text:span></text:p>
                  </table:table-cell>
                  <table:table-cell table:style-name="Table1.A1" office:value-type="string">
                    <text:p text:style-name="Table_20_Contents">Flawless translation capturing nuanced legal terminology with 100% semantic and contextual precision</text:p>
                  </table:table-cell>
                  <table:table-cell table:style-name="Table1.A1" office:value-type="string">
                    <text:p text:style-name="Table_20_Contents">Near-perfect translation with minimal minor linguistic deviations</text:p>
                  </table:table-cell>
                  <table:table-cell table:style-name="Table1.A1" office:value-type="string">
                    <text:p text:style-name="Table_20_Contents">Accurate translation with some minor translation errors</text:p>
                  </table:table-cell>
                  <table:table-cell table:style-name="Table1.A1" office:value-type="string">
                    <text:p text:style-name="Table_20_Contents">Partial translation with significant comprehension gaps</text:p>
                  </table:table-cell>
                  <table:table-cell table:style-name="Table1.A1" office:value-type="string">
                    <text:p text:style-name="Table_20_Contents">Inaccurate or incomplete translation failing to convey core meaning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Task 2: Question Responses</text:span></text:p>
                  </table:table-cell>
                  <table:table-cell table:style-name="Table1.A1" office:value-type="string">
                    <text:p text:style-name="Table_20_Contents">Comprehensive, analytically sophisticated responses demonstrating deep understanding of SCJN's institutional framework</text:p>
                  </table:table-cell>
                  <table:table-cell table:style-name="Table1.A1" office:value-type="string">
                    <text:p text:style-name="Table_20_Contents">Well-structured responses showing clear comprehension of key institutional dynamics</text:p>
                  </table:table-cell>
                  <table:table-cell table:style-name="Table1.A1" office:value-type="string">
                    <text:p text:style-name="Table_20_Contents">Adequate responses addressing primary aspects of SCJN's functioning</text:p>
                  </table:table-cell>
                  <table:table-cell table:style-name="Table1.A1" office:value-type="string">
                    <text:p text:style-name="Table_20_Contents">Superficial responses with limited institutional insight</text:p>
                  </table:table-cell>
                  <table:table-cell table:style-name="Table1.A1" office:value-type="string">
                    <text:p text:style-name="Table_20_Contents">Minimal or incorrect responses showing lack of comprehension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Task 3: Legal Terminology Definition</text:span><text:span text:style-name="Strong_20_Emphasis"><text:span text:style-name="T12">s</text:span></text:span></text:p>
                  </table:table-cell>
                  <table:table-cell table:style-name="Table1.A1" office:value-type="string">
                    <text:p text:style-name="Table_20_Contents">All 17 terms precisely defined in both English and Spanish, showing exceptional legal linguistic competence</text:p>
                  </table:table-cell>
                  <table:table-cell table:style-name="Table1.A1" office:value-type="string">
                    <text:p text:style-name="Table_20_Contents">15-16 terms accurately defined with professional legal precision</text:p>
                  </table:table-cell>
                  <table:table-cell table:style-name="Table1.A1" office:value-type="string">
                    <text:p text:style-name="Table_20_Contents">12-14 terms correctly defined with acceptable accuracy</text:p>
                  </table:table-cell>
                  <table:table-cell table:style-name="Table1.A1" office:value-type="string">
                    <text:p text:style-name="Table_20_Contents">8-11 terms defined with significant definitional gaps</text:p>
                  </table:table-cell>
                  <table:table-cell table:style-name="Table1.A1" office:value-type="string">
                    <text:p text:style-name="Table_20_Contents">Fewer than 8 terms defined or definitions fundamentally incorrect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<text:span text:style-name="T13">Writing Quality and </text:span></text:span><text:span text:style-name="Strong_20_Emphasis">Presentation</text:span></text:p>
                  </table:table-cell>
                  <table:table-cell table:style-name="Table1.A1" office:value-type="string">
                    <text:p text:style-name="Table_20_Contents">Exceptional clarity, perfect academic writing style, flawless organization, and professional presentation</text:p>
                  </table:table-cell>
                  <table:table-cell table:style-name="Table1.A1" office:value-type="string">
                    <text:p text:style-name="Table_20_Contents">Very clear writing with strong organization and minimal errors</text:p>
                  </table:table-cell>
                  <table:table-cell table:style-name="Table1.A1" office:value-type="string">
                    <text:p text:style-name="Table_20_Contents">Satisfactory writing with some organizational structure</text:p>
                  </table:table-cell>
                  <table:table-cell table:style-name="Table1.A1" office:value-type="string">
                    <text:p text:style-name="Table_20_Contents">Writing lacks clarity and has multiple organizational issues</text:p>
                  </table:table-cell>
                  <table:table-cell table:style-name="Table1.A1" office:value-type="string">
                    <text:p text:style-name="Table_20_Contents">Poorly written with significant structural and comm. problems</text:p>
                  </table:table-cell>
                </table:table-row>
              </table:table>
              <text:p text:style-name="Text_20_body"/>
            </text:section>
            <text:p text:style-name="Text_20_body"/>
            <text:p text:style-name="Text_20_body"/>
            <text:p text:style-name="Text_20_body"/>
          </text:section>
        </text:section>
        <text:p text:style-name="P5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6.1<text:tab/>[Due: 11 Mar 2025]</text:p>
        <text:p text:style-name="Standard">Perform the tasks listed below. The standard format applies with the tasks listed as major headings.</text:p>
        <text:p text:style-name="Standard"/>
        <text:p text:style-name="Standard">--- Task 1 </text:p>
        <text:p text:style-name="Standard">Translate "EXCERPTS_P1_Que-hace-la-SCJN.txt" into English.</text:p>
        <text:p text:style-name="Standard"/>
        <text:p text:style-name="Standard">--- Task 2 </text:p>
        <text:p text:style-name="Standard">Answer and/or summarize the following questions:</text:p>
        <text:p text:style-name="Standard"><text:tab/>1. ¿Qué hace la Suprema Corte de Justicia de la Nación?</text:p>
        <text:p text:style-name="Standard"><text:tab/>2. What are the periods of the SCJN ?</text:p>
        <text:p text:style-name="Standard"><text:tab/>3. What is the Semanario Judicial de la Federación y su Gaceta?</text:p>
        <text:p text:style-name="Standard"><text:tab/>4. ¿Quiénes pueden emitir jurisprudencia en el Poder Judicial de la Federación?</text:p>
        <text:p text:style-name="Standard"><text:tab/>5. ¿Para quiénes es obligatoria la jurisprudencia de la SCJN?</text:p>
        <text:p text:style-name="Standard"><text:tab/>6. ¿Cómo se integra la jurisprudencia de la SCJN?</text:p>
        <text:p text:style-name="Standard"/>
        <text:p text:style-name="Standard">--- Task 3</text:p>
        <text:p text:style-name="Standard">Add any new words from Task 1 above to your dictionary (Spanish and English). </text:p>
        <text:p text:style-name="Standard">Terms </text:p>
        <text:p text:style-name="Standard"><text:tab/>amparo</text:p>
        <text:p text:style-name="Standard"><text:tab/>apelacion</text:p>
        <text:p text:style-name="Standard"><text:tab/>disposiciones vigentes</text:p>
        <text:p text:style-name="Standard"><text:tab/>ejecutorias</text:p>
        <text:p text:style-name="Standard"><text:tab/>en virtud</text:p>
        <text:p text:style-name="Standard"><text:tab/>jurisprudencia</text:p>
        <text:p text:style-name="Standard"><text:tab/>parte considerativa de tesis</text:p>
        <text:p text:style-name="Standard"><text:tab/>plenos</text:p>
        <text:p text:style-name="Standard"><text:tab/>plenos regionales</text:p>
        <text:p text:style-name="Standard"><text:tab/>Consejo de la Judicatura Federal</text:p>
        <text:p text:style-name="Standard"><text:tab/>juzgados y tribunales</text:p>
        <text:p text:style-name="Standard"><text:tab/>medios de control de la constitucionalidad</text:p>
        <text:p text:style-name="Standard"><text:tab/>ministr@</text:p>
        <text:p text:style-name="Standard"><text:tab/>procedimiento de unificación de criterios</text:p>
        <text:p text:style-name="Standard"><text:tab/>resoluciones</text:p>
        <text:p text:style-name="Standard"><text:tab/>Semanario Judicial de la Federación y su Gaceta</text:p>
        <text:p text:style-name="Standard"><text:tab/>tesi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9T11:27:23.663939154</dc:date>
    <meta:editing-duration>PT1H45M4S</meta:editing-duration>
    <meta:editing-cycles>28</meta:editing-cycles>
    <meta:generator>LibreOffice/7.3.7.2$Linux_X86_64 LibreOffice_project/30$Build-2</meta:generator>
    <meta:document-statistic meta:table-count="1" meta:image-count="1" meta:object-count="0" meta:page-count="2" meta:paragraph-count="71" meta:word-count="412" meta:character-count="2997" meta:non-whitespace-character-count="2615"/>
  </office:meta>
</office:document-meta>
</file>